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solid" draw:fill-color="#999999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none" draw:fill-color="#eeeee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fo:font-size="9pt" style:font-size-asian="9pt" style:font-size-complex="9pt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fill="solid" draw:fill-color="#999999" draw:textarea-horizontal-align="justify" draw:textarea-vertical-align="middle" draw:auto-grow-height="false" fo:min-height="0.318cm" fo:min-width="0.168cm" style:run-through="foreground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2.242cm" fo:min-width="2.381cm" style:run-through="foreground"/>
    </style:style>
    <style:style style:name="gr4" style:family="graphic">
      <style:graphic-properties draw:fill="none" draw:fill-color="#eeeeee" draw:textarea-horizontal-align="justify" draw:textarea-vertical-align="middle" draw:auto-grow-height="false" fo:min-height="1.319cm" fo:min-width="1.334cm" style:run-through="foreground"/>
    </style:style>
    <style:style style:name="gr5" style:family="graphic">
      <style:graphic-properties draw:textarea-horizontal-align="center" draw:textarea-vertical-align="middle" style:run-through="foreground"/>
    </style:style>
    <style:style style:name="gr6" style:family="graphic">
      <style:graphic-properties draw:stroke="none" svg:stroke-color="#000000" draw:fill="none" draw:fill-color="#ffffff" fo:min-height="0.561cm" style:run-through="foreground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="none" draw:textarea-horizontal-align="justify" draw:textarea-vertical-align="middle" draw:auto-grow-height="false" fo:min-height="3.408cm" fo:min-width="2.0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169cm" fo:min-width="0.2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4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0.085cm" fo:min-width="0.0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3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style-name="gr1"><draw:custom-shape draw:name="Shape4" draw:style-name="gr2" draw:text-style-name="P1" svg:width="0.168cm" svg:height="0.318cm" svg:x="8.761cm" svg:y="3.358cm"><text:p/><draw:enhanced-geometry svg:viewBox="0 0 21600 21600" draw:type="rectangle" draw:enhanced-path="M 0 0 L 21600 0 21600 21600 0 21600 0 0 Z N"/></draw:custom-shape><draw:custom-shape draw:name="Shape4" draw:style-name="gr2" draw:text-style-name="P1" svg:width="0.168cm" svg:height="0.318cm" svg:x="8.761cm" svg:y="4.041cm"><text:p/><draw:enhanced-geometry svg:viewBox="0 0 21600 21600" draw:type="rectangle" draw:enhanced-path="M 0 0 L 21600 0 21600 21600 0 21600 0 0 Z N"/></draw:custom-shape><draw:custom-shape draw:name="Shape4" draw:style-name="gr2" draw:text-style-name="P1" svg:width="0.168cm" svg:height="0.318cm" svg:x="8.761cm" svg:y="4.744cm"><text:p/><draw:enhanced-geometry svg:viewBox="0 0 21600 21600" draw:type="rectangle" draw:enhanced-path="M 0 0 L 21600 0 21600 21600 0 21600 0 0 Z N"/></draw:custom-shape><draw:custom-shape draw:name="Shape4" draw:style-name="gr2" draw:text-style-name="P1" svg:width="0.168cm" svg:height="0.318cm" svg:x="11.31cm" svg:y="3.379cm"><text:p/><draw:enhanced-geometry svg:viewBox="0 0 21600 21600" draw:type="rectangle" draw:enhanced-path="M 0 0 L 21600 0 21600 21600 0 21600 0 0 Z N"/></draw:custom-shape><draw:custom-shape draw:name="Shape4" draw:style-name="gr2" draw:text-style-name="P1" svg:width="0.168cm" svg:height="0.318cm" svg:x="11.31cm" svg:y="4.062cm"><text:p/><draw:enhanced-geometry svg:viewBox="0 0 21600 21600" draw:type="rectangle" draw:enhanced-path="M 0 0 L 21600 0 21600 21600 0 21600 0 0 Z N"/></draw:custom-shape><draw:custom-shape draw:name="Shape4" draw:style-name="gr2" draw:text-style-name="P1" svg:width="0.168cm" svg:height="0.318cm" svg:x="11.31cm" svg:y="4.766cm"><text:p/><draw:enhanced-geometry svg:viewBox="0 0 21600 21600" draw:type="rectangle" draw:enhanced-path="M 0 0 L 21600 0 21600 21600 0 21600 0 0 Z N"/></draw:custom-shape><draw:custom-shape draw:name="Shape2" draw:style-name="gr3" draw:text-style-name="P2" svg:width="2.382cm" svg:height="2.243cm" svg:x="8.929cm" svg:y="3.104cm"><text:p/><draw:enhanced-geometry svg:viewBox="0 0 21600 21600" draw:type="rectangle" draw:enhanced-path="M 0 0 L 21600 0 21600 21600 0 21600 0 0 Z N"/></draw:custom-shape><draw:custom-shape draw:name="Shape1" draw:style-name="gr4" draw:text-style-name="P3" svg:width="1.885cm" svg:height="1.863cm" svg:x="9.174cm" svg:y="3.2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3" draw:style-name="gr5" draw:text-style-name="P4" svg:x1="9.217cm" svg:y1="3.104cm" svg:x2="8.929cm" svg:y2="3.358cm"><text:p/></draw:line><draw:frame draw:name="Shape5" draw:style-name="gr6" draw:text-style-name="P6" svg:width="1.207cm" svg:height="0.562cm" svg:x="9.047cm" svg:y="3.284cm"><draw:text-box><text:p text:style-name="P5"><text:span text:style-name="T1">S</text:span><text:span text:style-name="T1">D</text:span><text:span text:style-name="T1">I</text:span></text:p></draw:text-box></draw:frame><draw:frame draw:name="Shape5" draw:style-name="gr6" draw:text-style-name="P6" svg:width="1.207cm" svg:height="0.562cm" svg:x="9.057cm" svg:y="3.982cm"><draw:text-box><text:p text:style-name="P5"><text:span text:style-name="T1">C</text:span><text:span text:style-name="T1">K</text:span><text:span text:style-name="T1">I</text:span></text:p></draw:text-box></draw:frame><draw:frame draw:name="Shape5" draw:style-name="gr6" draw:text-style-name="P6" svg:width="1.207cm" svg:height="0.562cm" svg:x="9.057cm" svg:y="4.734cm"><draw:text-box><text:p text:style-name="P5"><text:span text:style-name="T1">G</text:span><text:span text:style-name="T1">N</text:span><text:span text:style-name="T1">D</text:span></text:p></draw:text-box></draw:frame><draw:frame draw:name="Shape5" draw:style-name="gr6" draw:text-style-name="P6" svg:width="1.207cm" svg:height="0.562cm" svg:x="10.581cm" svg:y="4.713cm"><draw:text-box><text:p text:style-name="P5"><text:span text:style-name="T1">V</text:span><text:span text:style-name="T1">C</text:span><text:span text:style-name="T1">C</text:span></text:p></draw:text-box></draw:frame><draw:frame draw:name="Shape5" draw:style-name="gr6" draw:text-style-name="P6" svg:width="1.207cm" svg:height="0.562cm" svg:x="10.528cm" svg:y="4.004cm"><draw:text-box><text:p text:style-name="P5"><text:span text:style-name="T1">C</text:span><text:span text:style-name="T1">K</text:span><text:span text:style-name="T1">O</text:span></text:p></draw:text-box></draw:frame><draw:frame draw:name="Shape5" draw:style-name="gr6" draw:text-style-name="P6" svg:width="1.207cm" svg:height="0.562cm" svg:x="10.539cm" svg:y="3.337cm"><draw:text-box><text:p text:style-name="P5"><text:span text:style-name="T1">SDO</text:span></text:p></draw:text-box></draw:frame></draw:g><draw:g text:anchor-type="paragraph" draw:z-index="1" draw:style-name="gr1"><draw:custom-shape draw:name="Shape4" draw:style-name="gr2" draw:text-style-name="P1" svg:width="0.168cm" svg:height="0.318cm" svg:x="8.761cm" svg:y="5.907cm"><text:p/><draw:enhanced-geometry svg:viewBox="0 0 21600 21600" draw:type="rectangle" draw:enhanced-path="M 0 0 L 21600 0 21600 21600 0 21600 0 0 Z N"/></draw:custom-shape><draw:custom-shape draw:name="Shape4" draw:style-name="gr2" draw:text-style-name="P1" svg:width="0.168cm" svg:height="0.318cm" svg:x="8.761cm" svg:y="6.59cm"><text:p/><draw:enhanced-geometry svg:viewBox="0 0 21600 21600" draw:type="rectangle" draw:enhanced-path="M 0 0 L 21600 0 21600 21600 0 21600 0 0 Z N"/></draw:custom-shape><draw:custom-shape draw:name="Shape4" draw:style-name="gr2" draw:text-style-name="P1" svg:width="0.168cm" svg:height="0.318cm" svg:x="8.761cm" svg:y="7.293cm"><text:p/><draw:enhanced-geometry svg:viewBox="0 0 21600 21600" draw:type="rectangle" draw:enhanced-path="M 0 0 L 21600 0 21600 21600 0 21600 0 0 Z N"/></draw:custom-shape><draw:custom-shape draw:name="Shape4" draw:style-name="gr2" draw:text-style-name="P1" svg:width="0.168cm" svg:height="0.318cm" svg:x="11.31cm" svg:y="5.928cm"><text:p/><draw:enhanced-geometry svg:viewBox="0 0 21600 21600" draw:type="rectangle" draw:enhanced-path="M 0 0 L 21600 0 21600 21600 0 21600 0 0 Z N"/></draw:custom-shape><draw:custom-shape draw:name="Shape4" draw:style-name="gr2" draw:text-style-name="P1" svg:width="0.168cm" svg:height="0.318cm" svg:x="11.31cm" svg:y="6.611cm"><text:p/><draw:enhanced-geometry svg:viewBox="0 0 21600 21600" draw:type="rectangle" draw:enhanced-path="M 0 0 L 21600 0 21600 21600 0 21600 0 0 Z N"/></draw:custom-shape><draw:custom-shape draw:name="Shape4" draw:style-name="gr2" draw:text-style-name="P1" svg:width="0.168cm" svg:height="0.318cm" svg:x="11.31cm" svg:y="7.315cm"><text:p/><draw:enhanced-geometry svg:viewBox="0 0 21600 21600" draw:type="rectangle" draw:enhanced-path="M 0 0 L 21600 0 21600 21600 0 21600 0 0 Z N"/></draw:custom-shape><draw:custom-shape draw:name="Shape2" draw:style-name="gr3" draw:text-style-name="P2" svg:width="2.382cm" svg:height="2.243cm" svg:x="8.929cm" svg:y="5.653cm"><text:p/><draw:enhanced-geometry svg:viewBox="0 0 21600 21600" draw:type="rectangle" draw:enhanced-path="M 0 0 L 21600 0 21600 21600 0 21600 0 0 Z N"/></draw:custom-shape><draw:custom-shape draw:name="Shape1" draw:style-name="gr4" draw:text-style-name="P3" svg:width="1.885cm" svg:height="1.863cm" svg:x="9.174cm" svg:y="5.8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3" draw:style-name="gr5" draw:text-style-name="P4" svg:x1="9.217cm" svg:y1="5.653cm" svg:x2="8.929cm" svg:y2="5.907cm"><text:p/></draw:line><draw:frame draw:name="Shape5" draw:style-name="gr6" draw:text-style-name="P6" svg:width="1.207cm" svg:height="0.562cm" svg:x="9.047cm" svg:y="5.833cm"><draw:text-box><text:p text:style-name="P5"><text:span text:style-name="T1">SDI</text:span></text:p></draw:text-box></draw:frame><draw:frame draw:name="Shape5" draw:style-name="gr6" draw:text-style-name="P6" svg:width="1.207cm" svg:height="0.562cm" svg:x="9.057cm" svg:y="6.531cm"><draw:text-box><text:p text:style-name="P5"><text:span text:style-name="T1">CKI</text:span></text:p></draw:text-box></draw:frame><draw:frame draw:name="Shape5" draw:style-name="gr6" draw:text-style-name="P6" svg:width="1.207cm" svg:height="0.562cm" svg:x="9.057cm" svg:y="7.283cm"><draw:text-box><text:p text:style-name="P5"><text:span text:style-name="T1">GND</text:span></text:p></draw:text-box></draw:frame><draw:frame draw:name="Shape5" draw:style-name="gr6" draw:text-style-name="P6" svg:width="1.207cm" svg:height="0.562cm" svg:x="10.581cm" svg:y="7.262cm"><draw:text-box><text:p text:style-name="P5"><text:span text:style-name="T1">VCC</text:span></text:p></draw:text-box></draw:frame><draw:frame draw:name="Shape5" draw:style-name="gr6" draw:text-style-name="P6" svg:width="1.207cm" svg:height="0.562cm" svg:x="10.528cm" svg:y="6.553cm"><draw:text-box><text:p text:style-name="P5"><text:span text:style-name="T1">C</text:span><text:span text:style-name="T1">K</text:span><text:span text:style-name="T1">O</text:span></text:p></draw:text-box></draw:frame><draw:frame draw:name="Shape5" draw:style-name="gr6" draw:text-style-name="P6" svg:width="1.207cm" svg:height="0.562cm" svg:x="10.539cm" svg:y="5.886cm"><draw:text-box><text:p text:style-name="P5"><text:span text:style-name="T1">SDO</text:span></text:p></draw:text-box></draw:frame></draw:g><draw:g text:anchor-type="paragraph" draw:z-index="2" draw:style-name="gr1"><draw:custom-shape draw:name="Shape4" draw:style-name="gr2" draw:text-style-name="P1" svg:width="0.168cm" svg:height="0.318cm" svg:x="8.777cm" svg:y="8.472cm"><text:p/><draw:enhanced-geometry svg:viewBox="0 0 21600 21600" draw:type="rectangle" draw:enhanced-path="M 0 0 L 21600 0 21600 21600 0 21600 0 0 Z N"/></draw:custom-shape><draw:custom-shape draw:name="Shape4" draw:style-name="gr2" draw:text-style-name="P1" svg:width="0.168cm" svg:height="0.318cm" svg:x="8.777cm" svg:y="9.155cm"><text:p/><draw:enhanced-geometry svg:viewBox="0 0 21600 21600" draw:type="rectangle" draw:enhanced-path="M 0 0 L 21600 0 21600 21600 0 21600 0 0 Z N"/></draw:custom-shape><draw:custom-shape draw:name="Shape4" draw:style-name="gr2" draw:text-style-name="P1" svg:width="0.168cm" svg:height="0.318cm" svg:x="8.777cm" svg:y="9.858cm"><text:p/><draw:enhanced-geometry svg:viewBox="0 0 21600 21600" draw:type="rectangle" draw:enhanced-path="M 0 0 L 21600 0 21600 21600 0 21600 0 0 Z N"/></draw:custom-shape><draw:custom-shape draw:name="Shape4" draw:style-name="gr2" draw:text-style-name="P1" svg:width="0.168cm" svg:height="0.318cm" svg:x="11.326cm" svg:y="8.493cm"><text:p/><draw:enhanced-geometry svg:viewBox="0 0 21600 21600" draw:type="rectangle" draw:enhanced-path="M 0 0 L 21600 0 21600 21600 0 21600 0 0 Z N"/></draw:custom-shape><draw:custom-shape draw:name="Shape4" draw:style-name="gr2" draw:text-style-name="P1" svg:width="0.168cm" svg:height="0.318cm" svg:x="11.326cm" svg:y="9.176cm"><text:p/><draw:enhanced-geometry svg:viewBox="0 0 21600 21600" draw:type="rectangle" draw:enhanced-path="M 0 0 L 21600 0 21600 21600 0 21600 0 0 Z N"/></draw:custom-shape><draw:custom-shape draw:name="Shape4" draw:style-name="gr2" draw:text-style-name="P1" svg:width="0.168cm" svg:height="0.318cm" svg:x="11.326cm" svg:y="9.88cm"><text:p/><draw:enhanced-geometry svg:viewBox="0 0 21600 21600" draw:type="rectangle" draw:enhanced-path="M 0 0 L 21600 0 21600 21600 0 21600 0 0 Z N"/></draw:custom-shape><draw:custom-shape draw:name="Shape2" draw:style-name="gr3" draw:text-style-name="P2" svg:width="2.382cm" svg:height="2.243cm" svg:x="8.945cm" svg:y="8.218cm"><text:p/><draw:enhanced-geometry svg:viewBox="0 0 21600 21600" draw:type="rectangle" draw:enhanced-path="M 0 0 L 21600 0 21600 21600 0 21600 0 0 Z N"/></draw:custom-shape><draw:custom-shape draw:name="Shape1" draw:style-name="gr4" draw:text-style-name="P3" svg:width="1.885cm" svg:height="1.863cm" svg:x="9.19cm" svg:y="8.3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3" draw:style-name="gr5" draw:text-style-name="P4" svg:x1="9.233cm" svg:y1="8.218cm" svg:x2="8.945cm" svg:y2="8.472cm"><text:p/></draw:line><draw:frame draw:name="Shape5" draw:style-name="gr6" draw:text-style-name="P6" svg:width="1.207cm" svg:height="0.562cm" svg:x="9.063cm" svg:y="8.398cm"><draw:text-box><text:p text:style-name="P5"><text:span text:style-name="T1">S</text:span><text:span text:style-name="T1">D</text:span><text:span text:style-name="T1">I</text:span></text:p></draw:text-box></draw:frame><draw:frame draw:name="Shape5" draw:style-name="gr6" draw:text-style-name="P6" svg:width="1.207cm" svg:height="0.562cm" svg:x="9.073cm" svg:y="9.096cm"><draw:text-box><text:p text:style-name="P5"><text:span text:style-name="T1">C</text:span><text:span text:style-name="T1">K</text:span><text:span text:style-name="T1">I</text:span></text:p></draw:text-box></draw:frame><draw:frame draw:name="Shape5" draw:style-name="gr6" draw:text-style-name="P6" svg:width="1.207cm" svg:height="0.562cm" svg:x="9.073cm" svg:y="9.848cm"><draw:text-box><text:p text:style-name="P5"><text:span text:style-name="T1">G</text:span><text:span text:style-name="T1">N</text:span><text:span text:style-name="T1">D</text:span></text:p></draw:text-box></draw:frame><draw:frame draw:name="Shape5" draw:style-name="gr6" draw:text-style-name="P6" svg:width="1.207cm" svg:height="0.562cm" svg:x="10.597cm" svg:y="9.827cm"><draw:text-box><text:p text:style-name="P5"><text:span text:style-name="T1">VCC</text:span></text:p></draw:text-box></draw:frame><draw:frame draw:name="Shape5" draw:style-name="gr6" draw:text-style-name="P6" svg:width="1.207cm" svg:height="0.562cm" svg:x="10.544cm" svg:y="9.118cm"><draw:text-box><text:p text:style-name="P5"><text:span text:style-name="T1">CKO</text:span></text:p></draw:text-box></draw:frame><draw:frame draw:name="Shape5" draw:style-name="gr6" draw:text-style-name="P6" svg:width="1.207cm" svg:height="0.562cm" svg:x="10.555cm" svg:y="8.451cm"><draw:text-box><text:p text:style-name="P5"><text:span text:style-name="T1">SDO</text:span></text:p></draw:text-box></draw:frame></draw:g><draw:line text:anchor-type="paragraph" draw:z-index="3" draw:name="Shape1" draw:style-name="gr7" draw:text-style-name="P4" svg:x1="11.478cm" svg:y1="3.552cm" svg:x2="11.841cm" svg:y2="3.552cm"><text:p/></draw:line><draw:line text:anchor-type="paragraph" draw:z-index="4" draw:name="Shape2" draw:style-name="gr7" draw:text-style-name="P4" svg:x1="11.841cm" svg:y1="5.425cm" svg:x2="11.841cm" svg:y2="3.552cm"><text:p/></draw:line><draw:line text:anchor-type="paragraph" draw:z-index="5" draw:name="Shape3" draw:style-name="gr7" draw:text-style-name="P4" svg:x1="8.518cm" svg:y1="5.437cm" svg:x2="11.841cm" svg:y2="5.426cm"><text:p/></draw:line><draw:line text:anchor-type="paragraph" draw:z-index="6" draw:name="Shape4" draw:style-name="gr7" draw:text-style-name="P4" svg:x1="8.761cm" svg:y1="6.082cm" svg:x2="8.518cm" svg:y2="6.082cm"><text:p/></draw:line><draw:line text:anchor-type="paragraph" draw:z-index="7" draw:name="Shape5" draw:style-name="gr7" draw:text-style-name="P4" svg:x1="8.518cm" svg:y1="5.426cm" svg:x2="8.518cm" svg:y2="6.082cm"><text:p/></draw:line><draw:line text:anchor-type="paragraph" draw:z-index="8" draw:name="Shape6" draw:style-name="gr7" draw:text-style-name="P4" svg:x1="11.478cm" svg:y1="4.24cm" svg:x2="11.961cm" svg:y2="4.24cm"><text:p/></draw:line><draw:line text:anchor-type="paragraph" draw:z-index="9" draw:name="Shape7" draw:style-name="gr7" draw:text-style-name="P4" svg:x1="11.961cm" svg:y1="5.526cm" svg:x2="11.961cm" svg:y2="4.24cm"><text:p/></draw:line><draw:line text:anchor-type="paragraph" draw:z-index="10" draw:name="Shape8" draw:style-name="gr7" draw:text-style-name="P4" svg:x1="8.428cm" svg:y1="5.516cm" svg:x2="11.961cm" svg:y2="5.527cm"><text:p/></draw:line><draw:line text:anchor-type="paragraph" draw:z-index="11" draw:name="Shape9" draw:style-name="gr7" draw:text-style-name="P4" svg:x1="8.428cm" svg:y1="5.516cm" svg:x2="8.428cm" svg:y2="6.763cm"><text:p/></draw:line><draw:line text:anchor-type="paragraph" draw:z-index="12" draw:name="Shape10" draw:style-name="gr7" draw:text-style-name="P4" svg:x1="8.753cm" svg:y1="6.763cm" svg:x2="8.428cm" svg:y2="6.763cm"><text:p/></draw:line><draw:line text:anchor-type="paragraph" draw:z-index="13" draw:name="Shape1" draw:style-name="gr7" draw:text-style-name="P4" svg:x1="11.478cm" svg:y1="6.075cm" svg:x2="11.841cm" svg:y2="6.075cm"><text:p/></draw:line><draw:line text:anchor-type="paragraph" draw:z-index="14" draw:name="Shape2" draw:style-name="gr7" draw:text-style-name="P4" svg:x1="11.841cm" svg:y1="7.948cm" svg:x2="11.841cm" svg:y2="6.075cm"><text:p/></draw:line><draw:line text:anchor-type="paragraph" draw:z-index="15" draw:name="Shape6" draw:style-name="gr7" draw:text-style-name="P4" svg:x1="11.478cm" svg:y1="6.763cm" svg:x2="11.961cm" svg:y2="6.763cm"><text:p/></draw:line><draw:line text:anchor-type="paragraph" draw:z-index="16" draw:name="Shape7" draw:style-name="gr7" draw:text-style-name="P4" svg:x1="11.961cm" svg:y1="8.049cm" svg:x2="11.961cm" svg:y2="6.763cm"><text:p/></draw:line><draw:line text:anchor-type="paragraph" draw:z-index="17" draw:name="Shape3" draw:style-name="gr7" draw:text-style-name="P4" svg:x1="8.534cm" svg:y1="7.959cm" svg:x2="11.841cm" svg:y2="7.948cm"><text:p/></draw:line><draw:line text:anchor-type="paragraph" draw:z-index="18" draw:name="Shape8" draw:style-name="gr7" draw:text-style-name="P4" svg:x1="8.453cm" svg:y1="8.038cm" svg:x2="11.961cm" svg:y2="8.049cm"><text:p/></draw:line><draw:line text:anchor-type="paragraph" draw:z-index="19" draw:name="Shape4" draw:style-name="gr7" draw:text-style-name="P4" svg:x1="8.777cm" svg:y1="8.615cm" svg:x2="8.534cm" svg:y2="8.615cm"><text:p/></draw:line><draw:line text:anchor-type="paragraph" draw:z-index="20" draw:name="Shape5" draw:style-name="gr7" draw:text-style-name="P4" svg:x1="8.534cm" svg:y1="7.959cm" svg:x2="8.534cm" svg:y2="8.615cm"><text:p/></draw:line><draw:line text:anchor-type="paragraph" draw:z-index="21" draw:name="Shape9" draw:style-name="gr7" draw:text-style-name="P4" svg:x1="8.453cm" svg:y1="8.038cm" svg:x2="8.453cm" svg:y2="9.296cm"><text:p/></draw:line><draw:line text:anchor-type="paragraph" draw:z-index="22" draw:name="Shape10" draw:style-name="gr7" draw:text-style-name="P4" svg:x1="8.778cm" svg:y1="9.296cm" svg:x2="8.453cm" svg:y2="9.296cm"><text:p/></draw:line><draw:line text:anchor-type="paragraph" draw:z-index="23" draw:name="Shape11" draw:style-name="gr7" draw:text-style-name="P4" svg:x1="8.762cm" svg:y1="3.537cm" svg:x2="6.548cm" svg:y2="3.537cm"><text:p/></draw:line><draw:line text:anchor-type="paragraph" draw:z-index="24" draw:name="Shape12" draw:style-name="gr7" draw:text-style-name="P4" svg:x1="8.761cm" svg:y1="4.202cm" svg:x2="6.537cm" svg:y2="4.202cm"><text:p/></draw:line><draw:custom-shape text:anchor-type="paragraph" draw:z-index="25" draw:name="Shape13" draw:style-name="gr8" draw:text-style-name="P7" svg:width="2.086cm" svg:height="3.409cm" svg:x="4.177cm" svg:y="1.044cm"><text:p/><draw:enhanced-geometry svg:viewBox="0 0 21600 21600" draw:type="rectangle" draw:enhanced-path="M 0 0 L 21600 0 21600 21600 0 21600 0 0 Z N"/></draw:custom-shape><draw:custom-shape text:anchor-type="paragraph" draw:z-index="26" draw:name="Shape14" draw:style-name="gr9" svg:width="0.287cm" svg:height="0.17cm" svg:x="6.262cm" svg:y="4.113cm"><text:p/><draw:enhanced-geometry svg:viewBox="0 0 21600 21600" draw:type="rectangle" draw:enhanced-path="M 0 0 L 21600 0 21600 21600 0 21600 0 0 Z N"/></draw:custom-shape><draw:custom-shape text:anchor-type="paragraph" draw:z-index="27" draw:name="Shape14" draw:style-name="gr9" svg:width="0.287cm" svg:height="0.17cm" svg:x="6.262cm" svg:y="3.775cm"><text:p/><draw:enhanced-geometry svg:viewBox="0 0 21600 21600" draw:type="rectangle" draw:enhanced-path="M 0 0 L 21600 0 21600 21600 0 21600 0 0 Z N"/></draw:custom-shape><draw:custom-shape text:anchor-type="paragraph" draw:z-index="28" draw:name="Shape14" draw:style-name="gr9" svg:width="0.287cm" svg:height="0.17cm" svg:x="6.262cm" svg:y="3.457cm"><text:p/><draw:enhanced-geometry svg:viewBox="0 0 21600 21600" draw:type="rectangle" draw:enhanced-path="M 0 0 L 21600 0 21600 21600 0 21600 0 0 Z N"/></draw:custom-shape><draw:custom-shape text:anchor-type="paragraph" draw:z-index="29" draw:name="Shape14" draw:style-name="gr9" svg:width="0.287cm" svg:height="0.17cm" svg:x="6.262cm" svg:y="3.161cm"><text:p/><draw:enhanced-geometry svg:viewBox="0 0 21600 21600" draw:type="rectangle" draw:enhanced-path="M 0 0 L 21600 0 21600 21600 0 21600 0 0 Z N"/></draw:custom-shape><draw:custom-shape text:anchor-type="paragraph" draw:z-index="30" draw:name="Shape14" draw:style-name="gr9" svg:width="0.287cm" svg:height="0.17cm" svg:x="6.262cm" svg:y="2.843cm"><text:p/><draw:enhanced-geometry svg:viewBox="0 0 21600 21600" draw:type="rectangle" draw:enhanced-path="M 0 0 L 21600 0 21600 21600 0 21600 0 0 Z N"/></draw:custom-shape><draw:custom-shape text:anchor-type="paragraph" draw:z-index="31" draw:name="Shape14" draw:style-name="gr9" svg:width="0.287cm" svg:height="0.17cm" svg:x="6.262cm" svg:y="2.515cm"><text:p/><draw:enhanced-geometry svg:viewBox="0 0 21600 21600" draw:type="rectangle" draw:enhanced-path="M 0 0 L 21600 0 21600 21600 0 21600 0 0 Z N"/></draw:custom-shape><draw:custom-shape text:anchor-type="paragraph" draw:z-index="32" draw:name="Shape14" draw:style-name="gr9" svg:width="0.287cm" svg:height="0.17cm" svg:x="6.262cm" svg:y="2.177cm"><text:p/><draw:enhanced-geometry svg:viewBox="0 0 21600 21600" draw:type="rectangle" draw:enhanced-path="M 0 0 L 21600 0 21600 21600 0 21600 0 0 Z N"/></draw:custom-shape><draw:custom-shape text:anchor-type="paragraph" draw:z-index="33" draw:name="Shape14" draw:style-name="gr9" svg:width="0.287cm" svg:height="0.17cm" svg:x="6.262cm" svg:y="1.859cm"><text:p/><draw:enhanced-geometry svg:viewBox="0 0 21600 21600" draw:type="rectangle" draw:enhanced-path="M 0 0 L 21600 0 21600 21600 0 21600 0 0 Z N"/></draw:custom-shape><draw:custom-shape text:anchor-type="paragraph" draw:z-index="34" draw:name="Shape14" draw:style-name="gr9" svg:width="0.287cm" svg:height="0.17cm" svg:x="6.262cm" svg:y="1.563cm"><text:p/><draw:enhanced-geometry svg:viewBox="0 0 21600 21600" draw:type="rectangle" draw:enhanced-path="M 0 0 L 21600 0 21600 21600 0 21600 0 0 Z N"/></draw:custom-shape><draw:custom-shape text:anchor-type="paragraph" draw:z-index="35" draw:name="Shape14" draw:style-name="gr9" svg:width="0.287cm" svg:height="0.17cm" svg:x="6.262cm" svg:y="1.245cm"><text:p/><draw:enhanced-geometry svg:viewBox="0 0 21600 21600" draw:type="rectangle" draw:enhanced-path="M 0 0 L 21600 0 21600 21600 0 21600 0 0 Z N"/></draw:custom-shape><draw:custom-shape text:anchor-type="paragraph" draw:z-index="36" draw:name="Shape14" draw:style-name="gr9" svg:width="0.287cm" svg:height="0.17cm" svg:x="3.891cm" svg:y="4.113cm"><text:p/><draw:enhanced-geometry svg:viewBox="0 0 21600 21600" draw:type="rectangle" draw:enhanced-path="M 0 0 L 21600 0 21600 21600 0 21600 0 0 Z N"/></draw:custom-shape><draw:custom-shape text:anchor-type="paragraph" draw:z-index="37" draw:name="Shape14" draw:style-name="gr9" svg:width="0.287cm" svg:height="0.17cm" svg:x="3.891cm" svg:y="3.775cm"><text:p/><draw:enhanced-geometry svg:viewBox="0 0 21600 21600" draw:type="rectangle" draw:enhanced-path="M 0 0 L 21600 0 21600 21600 0 21600 0 0 Z N"/></draw:custom-shape><draw:custom-shape text:anchor-type="paragraph" draw:z-index="38" draw:name="Shape14" draw:style-name="gr9" svg:width="0.287cm" svg:height="0.17cm" svg:x="3.891cm" svg:y="3.457cm"><text:p/><draw:enhanced-geometry svg:viewBox="0 0 21600 21600" draw:type="rectangle" draw:enhanced-path="M 0 0 L 21600 0 21600 21600 0 21600 0 0 Z N"/></draw:custom-shape><draw:custom-shape text:anchor-type="paragraph" draw:z-index="39" draw:name="Shape14" draw:style-name="gr9" svg:width="0.287cm" svg:height="0.17cm" svg:x="3.891cm" svg:y="3.161cm"><text:p/><draw:enhanced-geometry svg:viewBox="0 0 21600 21600" draw:type="rectangle" draw:enhanced-path="M 0 0 L 21600 0 21600 21600 0 21600 0 0 Z N"/></draw:custom-shape><draw:custom-shape text:anchor-type="paragraph" draw:z-index="40" draw:name="Shape14" draw:style-name="gr9" svg:width="0.287cm" svg:height="0.17cm" svg:x="3.891cm" svg:y="2.843cm"><text:p/><draw:enhanced-geometry svg:viewBox="0 0 21600 21600" draw:type="rectangle" draw:enhanced-path="M 0 0 L 21600 0 21600 21600 0 21600 0 0 Z N"/></draw:custom-shape><draw:custom-shape text:anchor-type="paragraph" draw:z-index="41" draw:name="Shape14" draw:style-name="gr9" svg:width="0.287cm" svg:height="0.17cm" svg:x="3.891cm" svg:y="2.515cm"><text:p/><draw:enhanced-geometry svg:viewBox="0 0 21600 21600" draw:type="rectangle" draw:enhanced-path="M 0 0 L 21600 0 21600 21600 0 21600 0 0 Z N"/></draw:custom-shape><draw:custom-shape text:anchor-type="paragraph" draw:z-index="42" draw:name="Shape14" draw:style-name="gr9" svg:width="0.287cm" svg:height="0.17cm" svg:x="3.891cm" svg:y="2.177cm"><text:p/><draw:enhanced-geometry svg:viewBox="0 0 21600 21600" draw:type="rectangle" draw:enhanced-path="M 0 0 L 21600 0 21600 21600 0 21600 0 0 Z N"/></draw:custom-shape><draw:custom-shape text:anchor-type="paragraph" draw:z-index="43" draw:name="Shape14" draw:style-name="gr9" svg:width="0.287cm" svg:height="0.17cm" svg:x="3.891cm" svg:y="1.859cm"><text:p/><draw:enhanced-geometry svg:viewBox="0 0 21600 21600" draw:type="rectangle" draw:enhanced-path="M 0 0 L 21600 0 21600 21600 0 21600 0 0 Z N"/></draw:custom-shape><draw:custom-shape text:anchor-type="paragraph" draw:z-index="44" draw:name="Shape14" draw:style-name="gr9" svg:width="0.287cm" svg:height="0.17cm" svg:x="3.891cm" svg:y="1.563cm"><text:p/><draw:enhanced-geometry svg:viewBox="0 0 21600 21600" draw:type="rectangle" draw:enhanced-path="M 0 0 L 21600 0 21600 21600 0 21600 0 0 Z N"/></draw:custom-shape><draw:custom-shape text:anchor-type="paragraph" draw:z-index="45" draw:name="Shape14" draw:style-name="gr9" svg:width="0.287cm" svg:height="0.17cm" svg:x="3.891cm" svg:y="1.245cm"><text:p/><draw:enhanced-geometry svg:viewBox="0 0 21600 21600" draw:type="rectangle" draw:enhanced-path="M 0 0 L 21600 0 21600 21600 0 21600 0 0 Z N"/></draw:custom-shape><draw:frame text:anchor-type="paragraph" draw:z-index="46" draw:name="Shape15" draw:style-name="gr10" draw:text-style-name="P6" svg:width="2.673cm" svg:height="0.414cm" draw:transform="rotate (1.5707963267949) translate (4.96534722222222cm 4.02343055555556cm)"><draw:text-box><text:p text:style-name="P5"><text:span text:style-name="T1">STM32F030F4P6</text:span></text:p></draw:text-box></draw:frame><draw:custom-shape text:anchor-type="paragraph" draw:z-index="47" draw:name="Shape16" draw:style-name="gr11" svg:width="0.108cm" svg:height="0.121cm" svg:x="4.306cm" svg:y="1.1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48" draw:name="Shape17" draw:style-name="gr12" draw:text-style-name="P8" svg:width="1.625cm" svg:height="0.368cm" svg:x="6.6cm" svg:y="3.835cm"><draw:text-box><text:p><text:span text:style-name="T2">P</text:span><text:span text:style-name="T2">A</text:span><text:span text:style-name="T2">5</text:span><text:span text:style-name="T2">/</text:span><text:span text:style-name="T2">S</text:span><text:span text:style-name="T2">C</text:span><text:span text:style-name="T2">K</text:span></text:p></draw:text-box></draw:frame><draw:frame text:anchor-type="paragraph" draw:z-index="49" draw:name="Shape17" draw:style-name="gr12" draw:text-style-name="P8" svg:width="1.625cm" svg:height="0.368cm" svg:x="6.615cm" svg:y="3.17cm"><draw:text-box><text:p><text:span text:style-name="T2">P</text:span><text:span text:style-name="T2">A</text:span><text:span text:style-name="T2">7</text:span><text:span text:style-name="T2">/</text:span><text:span text:style-name="T2">M</text:span><text:span text:style-name="T2">O</text:span><text:span text:style-name="T2">S</text:span><text:span text:style-name="T2">I</text:span></text:p></draw:text-box></draw:frame><draw:frame text:anchor-type="paragraph" draw:z-index="50" draw:name="Shape18" draw:style-name="gr13" draw:text-style-name="P10" svg:width="3.548cm" svg:height="1.22cm" svg:x="8.929cm" svg:y="2.122cm"><draw:text-box><text:p text:style-name="P9"><text:span text:style-name="T3">S</text:span><text:span text:style-name="T3">K</text:span><text:span text:style-name="T3">9</text:span><text:span text:style-name="T3">8</text:span><text:span text:style-name="T3">2</text:span><text:span text:style-name="T3">2</text:span><text:span text:style-name="T3"> </text:span><text:span text:style-name="T3">(</text:span><text:span text:style-name="T3">d</text:span><text:span text:style-name="T3">o</text:span><text:span text:style-name="T3">t</text:span><text:span text:style-name="T3">s</text:span><text:span text:style-name="T3">t</text:span><text:span text:style-name="T3">a</text:span><text:span text:style-name="T3">r</text:span><text:span text:style-name="T3">) </text:span><text:span text:style-name="T3">a</text:span><text:span text:style-name="T3">r</text:span><text:span text:style-name="T3">r</text:span><text:span text:style-name="T3">a</text:span><text:span text:style-name="T3">y</text:span></text:p><text:p text:style-name="P9"><text:span text:style-name="T3">V</text:span><text:span text:style-name="T3">c</text:span><text:span text:style-name="T3">c </text:span><text:span text:style-name="T3">=</text:span><text:span text:style-name="T3"> </text:span><text:span text:style-name="T3">5</text:span><text:span text:style-name="T3">V</text:span></text:p><text:p text:style-name="P9"><text:span text:style-name="T3"/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6:01:27.977841664</meta:creation-date>
    <meta:generator>LibreOffice/5.4.2.2$Linux_X86_64 LibreOffice_project/40m0$Build-2</meta:generator>
    <dc:date>2018-01-28T16:15:17.474525869</dc:date>
    <meta:editing-duration>PT24M33S</meta:editing-duration>
    <meta:editing-cycles>5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